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paragraph-rsid="002527e7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527e7" officeooo:paragraph-rsid="002527e7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5" style:family="paragraph" style:parent-style-name="Standard">
      <style:text-properties officeooo:paragraph-rsid="002527e7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34ec1"/>
    </style:style>
    <style:style style:name="T6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5">10th</text:span> of <text:span text:style-name="T5">February</text:span><text:span text:style-name="T3"> </text:span>202<text:span text:style-name="T4">6</text:span> under the <text:span text:style-name="T5">59th</text:span> PA Meeting.</text:p>
      <text:p text:style-name="P1"/>
      <text:p text:style-name="P2">The Assembly, recognising the current situation,</text:p>
      <text:p text:style-name="P2"/>
      <text:p text:style-name="P3">Constitutes the need to <text:span text:style-name="T6">change the authority of the Spiral City WHS to Argos.</text:span></text:p>
      <text:p text:style-name="P3">This as due to the way it was re-established and the recognized entity was annexed the authority remains the PA.</text:p>
      <text:p text:style-name="P1"/>
      <text:p text:style-name="P1">And proceeds.</text:p>
      <text:p text:style-name="P1"/>
      <text:p text:style-name="P1">Signed by,</text:p>
      <text:p text:style-name="P3">Lunar_Lunatic_</text:p>
      <text:p text:style-name="P1"/>
      <text:p text:style-name="P1"/>
      <text:p text:style-name="P1"/>
      <text:p text:style-name="P5"><text:span text:style-name="T1">[</text:span><text:span text:style-name="T2">Motion 59-2: To change the authority of the Spiral City WHS to Argo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1T19:47:44.820695924</dc:date>
    <meta:editing-duration>PT4M59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73" meta:character-count="432" meta:non-whitespace-character-count="367"/>
  </office:meta>
</office:document-meta>
</file>